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03efc1" officeooo:paragraph-rsid="0003efc1" style:font-size-asian="16pt" style:language-asian="zh" style:country-asian="CN" style:font-size-complex="18.25pt"/>
    </style:style>
    <style:style style:name="P3" style:family="paragraph" style:parent-style-name="Text_20_body">
      <style:text-properties style:font-name="Calibri" fo:font-size="16pt" style:font-size-asian="16pt" style:font-size-complex="16pt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1.349cm" fo:margin-right="0cm" fo:text-indent="-0.635cm" style:auto-text-indent="false"/>
      <style:text-properties fo:font-size="16pt" style:font-size-asian="16pt" style:font-size-complex="16pt"/>
    </style:style>
    <style:style style:name="P7" style:family="paragraph" style:parent-style-name="Heading_20_1">
      <style:text-properties fo:font-size="22pt" style:font-size-asian="22pt" style:font-size-complex="22pt"/>
    </style:style>
    <style:style style:name="P8" style:family="paragraph" style:parent-style-name="Heading_20_2">
      <style:text-properties fo:font-size="16pt" style:font-size-asian="16pt" style:font-size-complex="16pt"/>
    </style:style>
    <style:style style:name="P9" style:family="paragraph" style:parent-style-name="Table_20_Contents">
      <style:text-properties fo:font-size="18.25pt" officeooo:rsid="0003efc1" officeooo:paragraph-rsid="0003efc1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6pt" style:font-weight-asian="bold"/>
    </style:style>
    <style:style style:name="T4" style:family="text">
      <style:text-properties style:font-name-asian="宋体1" style:font-size-asian="10.5pt"/>
    </style:style>
    <style:style style:name="T5" style:family="text">
      <style:text-properties style:font-name-asian="宋体1" style:font-weight-asian="bold"/>
    </style:style>
    <style:style style:name="T6" style:family="text">
      <style:text-properties style:font-name="Calibri"/>
    </style:style>
    <style:style style:name="T7" style:family="text">
      <style:text-properties style:font-name="Calibri" fo:font-size="22pt" fo:font-weight="bold"/>
    </style:style>
    <style:style style:name="T8" style:family="text">
      <style:text-properties style:font-name="Calibri" fo:font-size="10.5pt"/>
    </style:style>
    <style:style style:name="T9" style:family="text">
      <style:text-properties style:font-name="Calibri" fo:font-weight="bold"/>
    </style:style>
    <style:style style:name="T10" style:family="text">
      <style:text-properties fo:font-size="22pt" fo:font-weight="bold"/>
    </style:style>
    <style:style style:name="T11" style:family="text">
      <style:text-properties fo:font-weight="bold"/>
    </style:style>
    <style:style style:name="T12" style:family="text">
      <style:text-properties style:font-name="Cambria" fo:font-size="16pt" fo:font-weight="bold"/>
    </style:style>
    <style:style style:name="T13" style:family="text">
      <style:text-properties style:font-name="Cambria" fo:font-weight="bold"/>
    </style:style>
    <style:style style:name="T14" style:family="text">
      <style:text-properties fo:font-size="16pt" fo:font-weight="bold"/>
    </style:style>
    <style:style style:name="T15" style:family="text">
      <style:text-properties fo:font-size="10.5pt"/>
    </style:style>
    <style:style style:name="T16" style:family="text">
      <style:text-properties fo:color="#ff0000"/>
    </style:style>
    <style:style style:name="T17" style:family="text">
      <style:text-properties fo:color="#ff0000" style:font-name="Wingdings"/>
    </style:style>
    <style:style style:name="T18" style:family="text">
      <style:text-properties fo:color="#ff0000" style:font-name="Wingdings" fo:font-size="10.5pt"/>
    </style:style>
    <style:style style:name="T19" style:family="text">
      <style:text-properties fo:color="#ff0000" style:font-name-asian="宋体1"/>
    </style:style>
    <style:style style:name="T20" style:family="text">
      <style:text-properties fo:color="#ff0000" style:font-name-asian="宋体1" style:font-size-asian="10.5pt"/>
    </style:style>
    <style:style style:name="T21" style:family="text">
      <style:text-properties fo:color="#ff0000" style:font-name="Calibri"/>
    </style:style>
    <style:style style:name="T22" style:family="text">
      <style:text-properties fo:color="#ff0000" style:font-name="Calibri" fo:font-size="10.5pt"/>
    </style:style>
    <style:style style:name="T23" style:family="text">
      <style:text-properties fo:color="#ff0000" fo:font-size="10.5pt"/>
    </style:style>
    <style:style style:name="T24" style:family="text">
      <style:text-properties style:font-name="Wingdings"/>
    </style:style>
    <style:style style:name="T25" style:family="text">
      <style:text-properties style:font-name="Wingdings" fo:font-size="10.5pt"/>
    </style:style>
    <style:style style:name="T26" style:family="text">
      <style:text-properties style:font-name-asian="Calibri"/>
    </style:style>
    <style:style style:name="T27" style:family="text">
      <style:text-properties style:font-name-asian="Calibri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1">4</text:span><text:span text:style-name="T5">专注</text:span><text:span text:style-name="T9">HTTP</text:span><text:span text:style-name="T5">请求的</text:span><text:span text:style-name="T9">Servlet</text:span></text:h>
      <text:h text:style-name="P8" text:outline-level="2"><text:span text:style-name="T11">1</text:span><text:span text:style-name="T5">　写一个专门处理</text:span><text:span text:style-name="T13">HTTP</text:span><text:span text:style-name="T5">请求的</text:span><text:span text:style-name="T13">Servlet</text:span></text:h>
      <text:p text:style-name="P5"><text:span text:style-name="T1">因为现在我们的请求都是基于</text:span>HTTP<text:span text:style-name="T1">协议的，所以我们应该专门为</text:span><text:span text:style-name="T6">HTTP</text:span><text:span text:style-name="T1">请求写一个</text:span><text:span text:style-name="T6">Servlet</text:span><text:span text:style-name="T1">做为通用父类。</text:span></text:p>
      <text:p text:style-name="P5"><text:span text:style-name="T1">对于专注于</text:span>HTTP<text:span text:style-name="T1">的</text:span><text:span text:style-name="T6">Servlet</text:span><text:span text:style-name="T1">，我们需要处理以下几个问题：</text:span></text:p>
      <text:p text:style-name="P5">service()<text:span text:style-name="T1">方法的参数</text:span><text:span text:style-name="T6">ServletRequest</text:span><text:span text:style-name="T1">和</text:span><text:span text:style-name="T6">ServletResponse</text:span><text:span text:style-name="T1">，但因为所有的请求都是</text:span><text:span text:style-name="T6">HTTP</text:span><text:span text:style-name="T1">请求，所以传递给</text:span><text:span text:style-name="T6">service()</text:span><text:span text:style-name="T1">就去的参数其实是</text:span><text:span text:style-name="T6">HttpServletRequest</text:span><text:span text:style-name="T1">和</text:span><text:span text:style-name="T6">HttpServletResponse</text:span><text:span text:style-name="T1">对象。如果子类希望使用的是</text:span><text:span text:style-name="T6">HttpServletRequest</text:span><text:span text:style-name="T1">，而不是</text:span><text:span text:style-name="T6">ServletRequest</text:span><text:span text:style-name="T1">，那么它需要自己去做强转。</text:span></text:p>
      <text:p text:style-name="P4">Servlet<text:span text:style-name="T1">：</text:span><text:span text:style-name="T6">SUN</text:span><text:span text:style-name="T1">公司 设计之初 以后不仅仅依赖</text:span><text:span text:style-name="T6">HTTP</text:span><text:span text:style-name="T1">协议</text:span></text:p>
      <text:p text:style-name="P4"><text:tab/>GenericServlet --- <text:span text:style-name="T1">通用</text:span><text:span text:style-name="T6">Servlet</text:span></text:p>
      <text:p text:style-name="P4"><text:span text:style-name="T6"><text:tab/>service(ServletRequest req, ServletResponse res) </text:span></text:p>
      <text:p text:style-name="P4"><text:tab/>HttpServlet<text:tab/>--- <text:span text:style-name="T1">与协议相关的</text:span><text:span text:style-name="T6">Servlet</text:span></text:p>
      <text:p text:style-name="P4"><text:span text:style-name="T6"><text:tab/>service(HttpServletRequest req, HttpServletResponse resp) </text:span></text:p>
      <text:p text:style-name="P4"><text:span text:style-name="T1">以后再写</text:span>Servlet <text:span text:style-name="T1">继承 </text:span><text:span text:style-name="T6">HttpServlet</text:span></text:p>
      <text:p text:style-name="P4"><text:tab/>Servlet<text:tab/><text:tab/>--- <text:span text:style-name="T1">一个标准</text:span></text:p>
      <text:p text:style-name="P4"><text:span text:style-name="T6"><text:tab/><text:tab/>|</text:span></text:p>
      <text:p text:style-name="P4"><text:tab/>GenericServlet<text:tab/>--- <text:span text:style-name="T1">是</text:span><text:span text:style-name="T6">Servlet</text:span><text:span text:style-name="T1">接口子类</text:span></text:p>
      <text:p text:style-name="P4"><text:span text:style-name="T6"><text:tab/><text:tab/>|</text:span></text:p>
      <text:p text:style-name="P4"><text:tab/>HttpServlet<text:tab/>--- <text:span text:style-name="T1">是</text:span><text:span text:style-name="T6">GenericServlet</text:span><text:span text:style-name="T1">子类，一个专门处理</text:span><text:span text:style-name="T6">Http</text:span><text:span text:style-name="T1">请求的</text:span><text:span text:style-name="T6">Servlet</text:span></text:p>
      <text:p text:style-name="P3">HttpServlet</text:p>
      <text:p text:style-name="P4"><text:tab/><text:span text:style-name="T1">两个</text:span>Service<text:span text:style-name="T1">方法</text:span></text:p>
      <text:p text:style-name="P4"><text:tab/><text:tab/>* <text:span text:style-name="T1">父类</text:span><text:span text:style-name="T6">service </text:span><text:span text:style-name="T1">调用子类</text:span><text:span text:style-name="T6">service </text:span><text:span text:style-name="T1">使用子类</text:span><text:span text:style-name="T6">service</text:span><text:span text:style-name="T1">方法就可以</text:span></text:p>
      <text:p text:style-name="P4"><text:tab/><text:tab/>* <text:span text:style-name="T1">子类中</text:span><text:span text:style-name="T6">service </text:span><text:span text:style-name="T1">根据请求方式不同 调用不同的方法</text:span></text:p>
      <text:p text:style-name="P4"><text:tab/><text:tab/><text:span text:style-name="T1">只需要重写</text:span>doGet<text:span text:style-name="T1">和</text:span><text:span text:style-name="T6">doPost</text:span><text:span text:style-name="T1">就行</text:span><text:span text:style-name="T6">.</text:span></text:p>
      <text:p text:style-name="P4"><text:span text:style-name="T6"><text:tab/><text:tab/></text:span></text:p>
      <text:p text:style-name="P4"><text:soft-page-break/><text:tab/><text:span text:style-name="T1">写一个</text:span>Servlet <text:span text:style-name="T1">继承</text:span><text:span text:style-name="T6">HttpServlet</text:span></text:p>
      <text:p text:style-name="P4"><text:tab/><text:span text:style-name="T1">重写</text:span>doGet<text:span text:style-name="T1">和</text:span><text:span text:style-name="T6">doPost </text:span><text:span text:style-name="T1">方法</text:span><text:span text:style-name="T6">.</text:span></text:p>
      <text:p text:style-name="P4"><text:span text:style-name="T1">没错，</text:span>Java<text:span text:style-name="T1">中已经存在了</text:span><text:span text:style-name="T6">javax.servlet.http.HttpServlet</text:span><text:span text:style-name="T1">类。打开源代码看看这个类！</text:span></text:p>
      <text:h text:style-name="P8" text:outline-level="2"><text:span text:style-name="T11">2</text:span><text:span text:style-name="T5">　</text:span><text:span text:style-name="T13">HTTP</text:span><text:span text:style-name="T5">请求方法</text:span></text:h>
      <text:p text:style-name="P5">HTTP<text:span text:style-name="T1">请求方法不只是</text:span><text:span text:style-name="T6">GET</text:span><text:span text:style-name="T1">和</text:span><text:span text:style-name="T6">POST</text:span><text:span text:style-name="T1">，还有其他的方法，但基本上用不上。这里只是简单介绍一下。你自己心里有个数，</text:span><text:span text:style-name="T6">HTTP</text:span><text:span text:style-name="T1">请求除了</text:span><text:span text:style-name="T6">GET</text:span><text:span text:style-name="T1">和</text:span><text:span text:style-name="T6">POST</text:span><text:span text:style-name="T1">之外还有别的就行了。</text:span></text:p>
      <text:p text:style-name="P6"><text:span text:style-name="T17">l</text:span><text:span text:style-name="T16">GET</text:span><text:span text:style-name="T19">通过请求</text:span><text:span text:style-name="T21">URI</text:span><text:span text:style-name="T19">得到资源</text:span></text:p>
      <text:p text:style-name="P6"><text:span text:style-name="T17">l</text:span><text:span text:style-name="T16">POST</text:span><text:span text:style-name="T19">用于添加新的内容</text:span></text:p>
      <text:p text:style-name="P6"><text:span text:style-name="T24">l</text:span>PUT<text:span text:style-name="T1">用于修改某个内容</text:span></text:p>
      <text:p text:style-name="P6"><text:span text:style-name="T24">l</text:span>DELETE,<text:span text:style-name="T1">删除某个内容</text:span></text:p>
      <text:p text:style-name="P6"><text:span text:style-name="T24">l</text:span>CONNECT<text:span text:style-name="T1">用于代理进行传输，如使用</text:span><text:span text:style-name="T6">SSL</text:span></text:p>
      <text:p text:style-name="P6"><text:span text:style-name="T24">l</text:span>OPTIONS<text:span text:style-name="T1">询问可以执行哪些方法</text:span></text:p>
      <text:p text:style-name="P6"><text:span text:style-name="T24">l</text:span>PATCH<text:span text:style-name="T1">部分文档更改</text:span></text:p>
      <text:p text:style-name="P6"><text:span text:style-name="T24">l</text:span>RACE<text:span text:style-name="T1">用于远程诊断服务器</text:span></text:p>
      <text:p text:style-name="P6"><text:span text:style-name="T24">l</text:span>HEAD<text:span text:style-name="T1">类似于</text:span><text:span text:style-name="T6">GET, </text:span><text:span text:style-name="T1">但是不返回</text:span><text:span text:style-name="T6">body</text:span><text:span text:style-name="T1">信息，用于检查对象是否存在，以及得到对象的元数据</text:span></text:p>
      <text:p text:style-name="P6"><text:span text:style-name="T24">l</text:span><text:span text:style-name="T6">TRACE</text:span><text:span text:style-name="T26">用于远程诊断服务器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需要重写的方法: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9">*doGet是给get方式的http的请求做响应的</text:p>
            <text:p text:style-name="P9"><text:s/>*doPost是给post方式的http的请求做响应的</text:p>
            <text:p text:style-name="P9"><text:s/>*/</text:p>
            <text:p text:style-name="P9">public class HTTPServletDemo extends HttpServlet{</text:p>
            <text:p text:style-name="P9"/>
            <text:p text:style-name="P9"><text:tab/></text:p>
            <text:p text:style-name="P9"><text:tab/></text:p>
            <text:p text:style-name="P9"><text:tab/></text:p>
            <text:p text:style-name="P9"><text:tab/></text:p>
            <text:p text:style-name="P9"><text:tab/>@Override</text:p>
            <text:p text:style-name="P9"><text:tab/>public void init() throws ServletException {</text:p>
            <text:p text:style-name="P9"><text:tab/><text:tab/>System.out.println("实例初始化");</text:p>
            <text:p text:style-name="P9"><text:tab/>}</text:p>
            <text:p text:style-name="P9"/>
            <text:p text:style-name="P9"><text:tab/>@Override</text:p>
            <text:p text:style-name="P9"><text:tab/>protected void doGet(HttpServletRequest req, HttpServletResponse resp)</text:p>
            <text:p text:style-name="P9"><text:tab/><text:tab/><text:tab/>throws ServletException, IOException {</text:p>
            <text:p text:style-name="P9"><text:tab/><text:tab/>System.out.println("doget方法被调用");</text:p>
            <text:p text:style-name="P9"><text:tab/><text:tab/>resp.getOutputStream().write("doget方法被调用".getBytes());</text:p>
            <text:p text:style-name="P9"><text:tab/>}</text:p>
            <text:p text:style-name="P9"/>
            <text:p text:style-name="P9"><text:tab/>@Override</text:p>
            <text:p text:style-name="P9"><text:tab/>protected void doPost(HttpServletRequest req, HttpServletResponse resp)</text:p>
            <text:p text:style-name="P9"><text:tab/><text:tab/><text:tab/>throws ServletException, IOException {</text:p>
            <text:p text:style-name="P9"><text:tab/><text:tab/>System.out.println("dopost被调用");</text:p>
            <text:p text:style-name="P9"><text:tab/><text:tab/>doGet(req, resp);</text:p>
            <text:p text:style-name="P9"><text:tab/>}</text:p>
            <text:p text:style-name="P9"><text:tab/></text:p>
            <text:p text:style-name="P9"><text:tab/></text:p>
            <text:p text:style-name="P9"><text:tab/>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16S</meta:editing-duration>
    <meta:editing-cycles>5</meta:editing-cycles>
    <meta:generator>LibreOffice/5.3.0.3$Windows_X86_64 LibreOffice_project/7074905676c47b82bbcfbea1aeefc84afe1c50e1</meta:generator>
    <dc:date>2018-03-11T12:05:38.180000000</dc:date>
    <meta:document-statistic meta:table-count="1" meta:image-count="0" meta:object-count="0" meta:page-count="4" meta:paragraph-count="65" meta:word-count="633" meta:character-count="1739" meta:non-whitespace-character-count="1623"/>
    <meta:user-defined meta:name="Info 1"/>
    <meta:user-defined meta:name="Info 2"/>
    <meta:user-defined meta:name="Info 3"/>
    <meta:user-defined meta:name="Info 4"/>
  </office:meta>
</office:document-meta>
</file>